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9999ff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Ultrafine_20_Dashed" svg:stroke-width="0.051cm" svg:stroke-color="#9999ff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ff6633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Ultrafine_20_Dashed" svg:stroke-width="0.051cm" svg:stroke-color="#ff6633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svg:stroke-width="0.051cm" svg:stroke-color="#00008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80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color="#000000" draw:fill="solid" draw:fill-color="#008000" draw:opacity="50%" draw:textarea-horizontal-align="center" draw:textarea-vertical-align="middle" draw:shadow-opacity="50%"/>
    </style:style>
    <style:style style:name="gr10" style:family="graphic" style:parent-style-name="standard">
      <style:graphic-properties svg:stroke-width="0.025cm" svg:stroke-color="#000000" draw:marker-start-width="0.161cm" draw:marker-end-width="0.161cm" draw:fill="solid" draw:fill-color="#99ccff" draw:opacity="25%" draw:textarea-horizontal-align="center" draw:textarea-vertical-align="middle" fo:padding-top="0.137cm" fo:padding-bottom="0.137cm" fo:padding-left="0.262cm" fo:padding-right="0.262cm" draw:shadow-opacity="25%"/>
    </style:style>
    <style:style style:name="gr11" style:family="graphic" style:parent-style-name="standard">
      <style:graphic-properties svg:stroke-width="0.025cm" svg:stroke-color="#000000" draw:marker-start-width="0.161cm" draw:marker-end-width="0.161cm" draw:fill="solid" draw:fill-color="#000080" draw:opacity="25%" draw:textarea-horizontal-align="center" draw:textarea-vertical-align="middle" fo:padding-top="0.137cm" fo:padding-bottom="0.137cm" fo:padding-left="0.262cm" fo:padding-right="0.262cm" draw:shadow-opacity="25%"/>
    </style:style>
    <style:style style:name="gr12" style:family="graphic" style:parent-style-name="standard">
      <style:graphic-properties svg:stroke-width="0.025cm" svg:stroke-color="#000000" draw:marker-start-width="0.161cm" draw:marker-end-width="0.161cm" draw:fill="solid" draw:fill-color="#00dcff" draw:opacity="25%" draw:textarea-horizontal-align="center" draw:textarea-vertical-align="middle" fo:padding-top="0.137cm" fo:padding-bottom="0.137cm" fo:padding-left="0.262cm" fo:padding-right="0.262cm" draw:shadow-opacity="25%"/>
    </style:style>
    <style:style style:name="gr13" style:family="graphic" style:parent-style-name="standard">
      <style:graphic-properties svg:stroke-width="0.025cm" svg:stroke-color="#000000" draw:marker-start-width="0.161cm" draw:marker-end-width="0.161cm" draw:fill="solid" draw:fill-color="#800000" draw:opacity="25%" draw:textarea-horizontal-align="center" draw:textarea-vertical-align="middle" fo:padding-top="0.137cm" fo:padding-bottom="0.137cm" fo:padding-left="0.262cm" fo:padding-right="0.262cm" draw:shadow-opacity="25%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7.46cm" svg:y1="3.374cm" svg:x2="10.191cm" svg:y2="3.374cm">
            <text:p/>
          </draw:line>
          <draw:line draw:style-name="gr2" draw:text-style-name="P1" draw:layer="layout" svg:x1="7.46cm" svg:y1="2.828cm" svg:x2="10.191cm" svg:y2="2.828cm">
            <text:p/>
          </draw:line>
          <draw:line draw:style-name="gr3" draw:text-style-name="P1" draw:layer="layout" svg:x1="5.821cm" svg:y1="5.013cm" svg:x2="7.46cm" svg:y2="3.374cm">
            <text:p/>
          </draw:line>
          <draw:line draw:style-name="gr4" draw:text-style-name="P1" draw:layer="layout" svg:x1="5.821cm" svg:y1="4.467cm" svg:x2="7.46cm" svg:y2="2.828cm">
            <text:p/>
          </draw:line>
          <draw:line draw:style-name="gr5" draw:text-style-name="P1" draw:layer="layout" svg:x1="0.073cm" svg:y1="5.013cm" svg:x2="0.073cm" svg:y2="7.744cm">
            <text:p/>
          </draw:line>
          <draw:line draw:style-name="gr5" draw:text-style-name="P1" draw:layer="layout" svg:x1="0.073cm" svg:y1="7.744cm" svg:x2="2.804cm" svg:y2="7.744cm">
            <text:p/>
          </draw:line>
          <draw:line draw:style-name="gr3" draw:text-style-name="P1" draw:layer="layout" svg:x1="0.073cm" svg:y1="5.013cm" svg:x2="1.712cm" svg:y2="3.374cm">
            <text:p/>
          </draw:line>
          <draw:line draw:style-name="gr1" draw:text-style-name="P1" draw:layer="layout" svg:x1="1.712cm" svg:y1="3.374cm" svg:x2="4.443cm" svg:y2="3.374cm">
            <text:p/>
          </draw:line>
          <draw:line draw:style-name="gr5" draw:text-style-name="P1" draw:layer="layout" svg:x1="2.804cm" svg:y1="7.745cm" svg:x2="4.443cm" svg:y2="6.106cm">
            <text:p/>
          </draw:line>
          <draw:line draw:style-name="gr5" draw:text-style-name="P1" draw:layer="layout" svg:x1="4.443cm" svg:y1="3.374cm" svg:x2="4.443cm" svg:y2="6.105cm">
            <text:p/>
          </draw:line>
          <draw:line draw:style-name="gr6" draw:text-style-name="P1" draw:layer="layout" svg:x1="1.712cm" svg:y1="3.374cm" svg:x2="1.712cm" svg:y2="6.105cm">
            <text:p/>
          </draw:line>
          <draw:line draw:style-name="gr6" draw:text-style-name="P1" draw:layer="layout" svg:x1="1.712cm" svg:y1="6.106cm" svg:x2="4.443cm" svg:y2="6.106cm">
            <text:p/>
          </draw:line>
          <draw:line draw:style-name="gr6" draw:text-style-name="P1" draw:layer="layout" svg:x1="0.073cm" svg:y1="7.745cm" svg:x2="1.712cm" svg:y2="6.106cm">
            <text:p/>
          </draw:line>
          <draw:line draw:style-name="gr5" draw:text-style-name="P1" draw:layer="layout" svg:x1="2.804cm" svg:y1="5.013cm" svg:x2="2.804cm" svg:y2="7.744cm">
            <text:p/>
          </draw:line>
          <draw:line draw:style-name="gr7" draw:text-style-name="P1" draw:layer="layout" svg:x1="0.073cm" svg:y1="5.013cm" svg:x2="2.804cm" svg:y2="5.013cm">
            <text:p/>
          </draw:line>
          <draw:line draw:style-name="gr5" draw:text-style-name="P1" draw:layer="layout" svg:x1="0.073cm" svg:y1="1.736cm" svg:x2="0.073cm" svg:y2="4.467cm">
            <text:p/>
          </draw:line>
          <draw:line draw:style-name="gr5" draw:text-style-name="P1" draw:layer="layout" svg:x1="0.073cm" svg:y1="4.467cm" svg:x2="2.804cm" svg:y2="4.467cm">
            <text:p/>
          </draw:line>
          <draw:line draw:style-name="gr5" draw:text-style-name="P1" draw:layer="layout" svg:x1="0.073cm" svg:y1="1.736cm" svg:x2="1.712cm" svg:y2="0.097cm">
            <text:p/>
          </draw:line>
          <draw:line draw:style-name="gr5" draw:text-style-name="P1" draw:layer="layout" svg:x1="2.804cm" svg:y1="1.736cm" svg:x2="4.443cm" svg:y2="0.097cm">
            <text:p/>
          </draw:line>
          <draw:line draw:style-name="gr5" draw:text-style-name="P1" draw:layer="layout" svg:x1="1.712cm" svg:y1="0.097cm" svg:x2="4.443cm" svg:y2="0.097cm">
            <text:p/>
          </draw:line>
          <draw:line draw:style-name="gr5" draw:text-style-name="P1" draw:layer="layout" svg:x1="2.804cm" svg:y1="4.467cm" svg:x2="4.443cm" svg:y2="2.828cm">
            <text:p/>
          </draw:line>
          <draw:line draw:style-name="gr5" draw:text-style-name="P1" draw:layer="layout" svg:x1="4.443cm" svg:y1="0.097cm" svg:x2="4.443cm" svg:y2="2.828cm">
            <text:p/>
          </draw:line>
          <draw:line draw:style-name="gr6" draw:text-style-name="P1" draw:layer="layout" svg:x1="1.712cm" svg:y1="0.097cm" svg:x2="1.712cm" svg:y2="2.828cm">
            <text:p/>
          </draw:line>
          <draw:line draw:style-name="gr6" draw:text-style-name="P1" draw:layer="layout" svg:x1="1.712cm" svg:y1="2.828cm" svg:x2="4.443cm" svg:y2="2.828cm">
            <text:p/>
          </draw:line>
          <draw:line draw:style-name="gr6" draw:text-style-name="P1" draw:layer="layout" svg:x1="0.073cm" svg:y1="4.467cm" svg:x2="1.712cm" svg:y2="2.828cm">
            <text:p/>
          </draw:line>
          <draw:line draw:style-name="gr5" draw:text-style-name="P1" draw:layer="layout" svg:x1="2.804cm" svg:y1="1.736cm" svg:x2="2.804cm" svg:y2="4.467cm">
            <text:p/>
          </draw:line>
          <draw:line draw:style-name="gr5" draw:text-style-name="P1" draw:layer="layout" svg:x1="0.073cm" svg:y1="1.736cm" svg:x2="2.804cm" svg:y2="1.736cm">
            <text:p/>
          </draw:line>
          <draw:line draw:style-name="gr5" draw:text-style-name="P1" draw:layer="layout" svg:x1="0.073cm" svg:y1="1.736cm" svg:x2="0.073cm" svg:y2="4.467cm">
            <text:p/>
          </draw:line>
          <draw:line draw:style-name="gr7" draw:text-style-name="P1" draw:layer="layout" svg:x1="0.073cm" svg:y1="4.467cm" svg:x2="2.804cm" svg:y2="4.467cm">
            <text:p/>
          </draw:line>
          <draw:line draw:style-name="gr5" draw:text-style-name="P1" draw:layer="layout" svg:x1="0.073cm" svg:y1="1.736cm" svg:x2="1.712cm" svg:y2="0.097cm">
            <text:p/>
          </draw:line>
          <draw:line draw:style-name="gr5" draw:text-style-name="P1" draw:layer="layout" svg:x1="2.804cm" svg:y1="1.736cm" svg:x2="4.443cm" svg:y2="0.097cm">
            <text:p/>
          </draw:line>
          <draw:line draw:style-name="gr5" draw:text-style-name="P1" draw:layer="layout" svg:x1="1.712cm" svg:y1="0.097cm" svg:x2="4.443cm" svg:y2="0.097cm">
            <text:p/>
          </draw:line>
          <draw:line draw:style-name="gr8" draw:text-style-name="P1" draw:layer="layout" svg:x1="2.804cm" svg:y1="4.467cm" svg:x2="4.443cm" svg:y2="2.828cm">
            <text:p/>
          </draw:line>
          <draw:line draw:style-name="gr5" draw:text-style-name="P1" draw:layer="layout" svg:x1="4.443cm" svg:y1="0.097cm" svg:x2="4.443cm" svg:y2="2.828cm">
            <text:p/>
          </draw:line>
          <draw:line draw:style-name="gr6" draw:text-style-name="P1" draw:layer="layout" svg:x1="1.712cm" svg:y1="0.097cm" svg:x2="1.712cm" svg:y2="2.828cm">
            <text:p/>
          </draw:line>
          <draw:line draw:style-name="gr2" draw:text-style-name="P1" draw:layer="layout" svg:x1="1.712cm" svg:y1="2.828cm" svg:x2="4.443cm" svg:y2="2.828cm">
            <text:p/>
          </draw:line>
          <draw:line draw:style-name="gr4" draw:text-style-name="P1" draw:layer="layout" svg:x1="0.073cm" svg:y1="4.467cm" svg:x2="1.712cm" svg:y2="2.828cm">
            <text:p/>
          </draw:line>
          <draw:line draw:style-name="gr5" draw:text-style-name="P1" draw:layer="layout" svg:x1="2.804cm" svg:y1="1.736cm" svg:x2="2.804cm" svg:y2="4.467cm">
            <text:p/>
          </draw:line>
          <draw:line draw:style-name="gr5" draw:text-style-name="P1" draw:layer="layout" svg:x1="0.073cm" svg:y1="1.736cm" svg:x2="2.804cm" svg:y2="1.736cm">
            <text:p/>
          </draw:line>
          <draw:line draw:style-name="gr8" draw:text-style-name="P1" draw:layer="layout" svg:x1="2.804cm" svg:y1="5.013cm" svg:x2="4.443cm" svg:y2="3.374cm">
            <text:p/>
          </draw:line>
          <draw:line draw:style-name="gr5" draw:text-style-name="P1" draw:layer="layout" svg:x1="5.821cm" svg:y1="5.013cm" svg:x2="5.821cm" svg:y2="7.744cm">
            <text:p/>
          </draw:line>
          <draw:line draw:style-name="gr5" draw:text-style-name="P1" draw:layer="layout" svg:x1="5.821cm" svg:y1="7.744cm" svg:x2="8.552cm" svg:y2="7.744cm">
            <text:p/>
          </draw:line>
          <draw:line draw:style-name="gr5" draw:text-style-name="P1" draw:layer="layout" svg:x1="8.552cm" svg:y1="7.745cm" svg:x2="10.191cm" svg:y2="6.106cm">
            <text:p/>
          </draw:line>
          <draw:line draw:style-name="gr5" draw:text-style-name="P1" draw:layer="layout" svg:x1="10.191cm" svg:y1="3.374cm" svg:x2="10.191cm" svg:y2="6.105cm">
            <text:p/>
          </draw:line>
          <draw:line draw:style-name="gr6" draw:text-style-name="P1" draw:layer="layout" svg:x1="7.46cm" svg:y1="3.374cm" svg:x2="7.46cm" svg:y2="6.105cm">
            <text:p/>
          </draw:line>
          <draw:line draw:style-name="gr6" draw:text-style-name="P1" draw:layer="layout" svg:x1="7.46cm" svg:y1="6.106cm" svg:x2="10.191cm" svg:y2="6.106cm">
            <text:p/>
          </draw:line>
          <draw:line draw:style-name="gr6" draw:text-style-name="P1" draw:layer="layout" svg:x1="5.821cm" svg:y1="7.745cm" svg:x2="7.46cm" svg:y2="6.106cm">
            <text:p/>
          </draw:line>
          <draw:polygon draw:style-name="gr9" draw:text-style-name="P1" draw:layer="layout" svg:width="2.51cm" svg:height="3.03cm" draw:transform="rotate (3.1415926535892) translate (9.42455016211389cm 7.19805882352889cm)" svg:viewBox="0 0 2511 3031" draw:points="2511,-12211 0,-11365 872,-14396">
            <text:p/>
          </draw:polygon>
          <draw:line draw:style-name="gr8" draw:text-style-name="P1" draw:layer="layout" svg:x1="8.552cm" svg:y1="4.467cm" svg:x2="10.191cm" svg:y2="2.828cm">
            <text:p/>
          </draw:line>
          <draw:line draw:style-name="gr8" draw:text-style-name="P1" draw:layer="layout" svg:x1="8.552cm" svg:y1="5.013cm" svg:x2="10.191cm" svg:y2="3.374cm">
            <text:p/>
          </draw:line>
          <draw:line draw:style-name="gr5" draw:text-style-name="P1" draw:layer="layout" svg:x1="8.552cm" svg:y1="5.013cm" svg:x2="8.552cm" svg:y2="7.744cm">
            <text:p/>
          </draw:line>
          <draw:line draw:style-name="gr7" draw:text-style-name="P1" draw:layer="layout" svg:x1="5.821cm" svg:y1="5.013cm" svg:x2="8.552cm" svg:y2="5.013cm">
            <text:p/>
          </draw:line>
          <draw:line draw:style-name="gr5" draw:text-style-name="P1" draw:layer="layout" svg:x1="5.821cm" svg:y1="1.736cm" svg:x2="5.821cm" svg:y2="4.467cm">
            <text:p/>
          </draw:line>
          <draw:line draw:style-name="gr5" draw:text-style-name="P1" draw:layer="layout" svg:x1="5.821cm" svg:y1="4.467cm" svg:x2="8.552cm" svg:y2="4.467cm">
            <text:p/>
          </draw:line>
          <draw:line draw:style-name="gr5" draw:text-style-name="P1" draw:layer="layout" svg:x1="5.821cm" svg:y1="1.736cm" svg:x2="7.46cm" svg:y2="0.097cm">
            <text:p/>
          </draw:line>
          <draw:line draw:style-name="gr5" draw:text-style-name="P1" draw:layer="layout" svg:x1="8.552cm" svg:y1="1.736cm" svg:x2="10.191cm" svg:y2="0.097cm">
            <text:p/>
          </draw:line>
          <draw:line draw:style-name="gr5" draw:text-style-name="P1" draw:layer="layout" svg:x1="7.46cm" svg:y1="0.097cm" svg:x2="10.191cm" svg:y2="0.097cm">
            <text:p/>
          </draw:line>
          <draw:line draw:style-name="gr5" draw:text-style-name="P1" draw:layer="layout" svg:x1="10.191cm" svg:y1="0.097cm" svg:x2="10.191cm" svg:y2="2.828cm">
            <text:p/>
          </draw:line>
          <draw:line draw:style-name="gr6" draw:text-style-name="P1" draw:layer="layout" svg:x1="7.46cm" svg:y1="0.097cm" svg:x2="7.46cm" svg:y2="2.828cm">
            <text:p/>
          </draw:line>
          <draw:line draw:style-name="gr5" draw:text-style-name="P1" draw:layer="layout" svg:x1="8.552cm" svg:y1="1.736cm" svg:x2="8.552cm" svg:y2="4.467cm">
            <text:p/>
          </draw:line>
          <draw:line draw:style-name="gr5" draw:text-style-name="P1" draw:layer="layout" svg:x1="5.821cm" svg:y1="1.736cm" svg:x2="8.552cm" svg:y2="1.736cm">
            <text:p/>
          </draw:line>
          <draw:line draw:style-name="gr5" draw:text-style-name="P1" draw:layer="layout" svg:x1="5.821cm" svg:y1="1.736cm" svg:x2="5.821cm" svg:y2="4.467cm">
            <text:p/>
          </draw:line>
          <draw:line draw:style-name="gr7" draw:text-style-name="P1" draw:layer="layout" svg:x1="5.821cm" svg:y1="4.467cm" svg:x2="8.552cm" svg:y2="4.467cm">
            <text:p/>
          </draw:line>
          <draw:line draw:style-name="gr5" draw:text-style-name="P1" draw:layer="layout" svg:x1="5.821cm" svg:y1="1.736cm" svg:x2="7.46cm" svg:y2="0.097cm">
            <text:p/>
          </draw:line>
          <draw:line draw:style-name="gr5" draw:text-style-name="P1" draw:layer="layout" svg:x1="8.552cm" svg:y1="1.736cm" svg:x2="10.191cm" svg:y2="0.097cm">
            <text:p/>
          </draw:line>
          <draw:line draw:style-name="gr5" draw:text-style-name="P1" draw:layer="layout" svg:x1="7.46cm" svg:y1="0.097cm" svg:x2="10.191cm" svg:y2="0.097cm">
            <text:p/>
          </draw:line>
          <draw:line draw:style-name="gr5" draw:text-style-name="P1" draw:layer="layout" svg:x1="10.191cm" svg:y1="0.097cm" svg:x2="10.191cm" svg:y2="2.828cm">
            <text:p/>
          </draw:line>
          <draw:line draw:style-name="gr6" draw:text-style-name="P1" draw:layer="layout" svg:x1="7.46cm" svg:y1="0.097cm" svg:x2="7.46cm" svg:y2="2.828cm">
            <text:p/>
          </draw:line>
          <draw:polygon draw:style-name="gr9" draw:text-style-name="P1" draw:layer="layout" svg:width="2.51cm" svg:height="3.276cm" svg:x="6.914cm" svg:y="1.189cm" svg:viewBox="0 0 2511 3277" draw:points="0,3277 2511,2403 546,0">
            <text:p/>
          </draw:polygon>
          <draw:line draw:style-name="gr5" draw:text-style-name="P1" draw:layer="layout" svg:x1="8.552cm" svg:y1="1.736cm" svg:x2="8.552cm" svg:y2="4.467cm">
            <text:p/>
          </draw:line>
          <draw:line draw:style-name="gr5" draw:text-style-name="P1" draw:layer="layout" svg:x1="5.821cm" svg:y1="1.736cm" svg:x2="8.552cm" svg:y2="1.736cm">
            <text:p/>
          </draw:line>
          <draw:ellipse draw:style-name="gr10" draw:text-style-name="P1" draw:layer="layout" svg:width="0.588cm" svg:height="0.59cm" svg:x="8.253cm" svg:y="6.86cm">
            <text:p/>
          </draw:ellipse>
          <draw:ellipse draw:style-name="gr11" draw:text-style-name="P1" draw:layer="layout" svg:width="0.589cm" svg:height="0.591cm" svg:x="6.644cm" svg:y="4.734cm">
            <text:p/>
          </draw:ellipse>
          <draw:circle draw:style-name="gr11" draw:text-style-name="P1" draw:layer="layout" svg:width="0.589cm" svg:height="0.59cm" svg:x="6.644cm" svg:y="4.144cm">
            <text:p/>
          </draw:circle>
          <draw:circle draw:style-name="gr12" draw:text-style-name="P1" draw:layer="layout" svg:width="0.589cm" svg:height="0.59cm" svg:x="7.185cm" svg:y="0.905cm">
            <text:p/>
          </draw:circle>
          <draw:ellipse draw:style-name="gr13" draw:text-style-name="P1" draw:layer="layout" svg:width="0.588cm" svg:height="0.59cm" svg:x="9.099cm" svg:y="3.877cm">
            <text:p/>
          </draw:ellipse>
          <draw:ellipse draw:style-name="gr13" draw:text-style-name="P1" draw:layer="layout" svg:width="0.588cm" svg:height="0.59cm" svg:x="9.099cm" svg:y="3.287cm">
            <text:p/>
          </draw:ellipse>
          <draw:custom-shape draw:style-name="gr14" draw:text-style-name="P1" draw:layer="layout" svg:width="0.974cm" svg:height="0.942cm" svg:x="4.633cm" svg:y="3.484cm">
            <text:p/>
            <draw:enhanced-geometry svg:viewBox="0 0 21600 21600" draw:text-areas="0 ?f0 ?f5 ?f2" draw:type="right-arrow" draw:modifiers="11362.7791563275 5684.2105263157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414cm" fo:page-height="7.87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ert Miller</meta:initial-creator>
    <meta:creation-date>2012-07-03T13:35:16</meta:creation-date>
    <dc:date>2012-07-03T13:38:17</dc:date>
    <dc:creator>Robert Miller</dc:creator>
    <meta:editing-duration>PT00H03M01S</meta:editing-duration>
    <meta:editing-cycles>1</meta:editing-cycles>
    <meta:generator>OpenOffice.org/3.2$Unix OpenOffice.org_project/320m19$Build-9505</meta:generator>
    <meta:document-statistic meta:object-count="79"/>
  </office:meta>
</office:document-meta>
</file>